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officeooo:rsid="0011696a" officeooo:paragraph-rsid="0069aeb7"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officeooo:rsid="004f5630" officeooo:paragraph-rsid="004f5630"/>
    </style:style>
    <style:style style:name="P35" style:family="paragraph" style:parent-style-name="Text_20_body">
      <style:text-properties officeooo:rsid="004f5630" officeooo:paragraph-rsid="00907ae6"/>
    </style:style>
    <style:style style:name="P36" style:family="paragraph" style:parent-style-name="Text_20_body">
      <style:text-properties officeooo:rsid="00528c27" officeooo:paragraph-rsid="00528c27"/>
    </style:style>
    <style:style style:name="P37" style:family="paragraph" style:parent-style-name="Text_20_body">
      <style:text-properties officeooo:rsid="0031b82a" officeooo:paragraph-rsid="0031b82a"/>
    </style:style>
    <style:style style:name="P38" style:family="paragraph" style:parent-style-name="Text_20_body">
      <style:text-properties officeooo:rsid="005b8b12" officeooo:paragraph-rsid="005b8b12"/>
    </style:style>
    <style:style style:name="P39" style:family="paragraph" style:parent-style-name="Text_20_body">
      <style:text-properties officeooo:rsid="005b8b12" officeooo:paragraph-rsid="00828af5"/>
    </style:style>
    <style:style style:name="P40" style:family="paragraph" style:parent-style-name="Text_20_body">
      <style:text-properties officeooo:rsid="00677bff" officeooo:paragraph-rsid="00677bff"/>
    </style:style>
    <style:style style:name="P41" style:family="paragraph" style:parent-style-name="Text_20_body">
      <style:text-properties officeooo:rsid="00677bff" officeooo:paragraph-rsid="0077667d"/>
    </style:style>
    <style:style style:name="P42" style:family="paragraph" style:parent-style-name="Text_20_body">
      <style:text-properties officeooo:rsid="000cf24e" officeooo:paragraph-rsid="0069aeb7"/>
    </style:style>
    <style:style style:name="P43" style:family="paragraph" style:parent-style-name="Text_20_body">
      <style:text-properties officeooo:rsid="000a55a3" officeooo:paragraph-rsid="0069aeb7"/>
    </style:style>
    <style:style style:name="P44" style:family="paragraph" style:parent-style-name="Text_20_body">
      <style:text-properties officeooo:rsid="0011696a" officeooo:paragraph-rsid="0069aeb7"/>
    </style:style>
    <style:style style:name="P45" style:family="paragraph" style:parent-style-name="Text_20_body">
      <style:text-properties officeooo:rsid="001731a4" officeooo:paragraph-rsid="0069aeb7"/>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24508c" officeooo:paragraph-rsid="008dd755"/>
    </style:style>
    <style:style style:name="P51" style:family="paragraph" style:parent-style-name="Text_20_body">
      <style:text-properties officeooo:rsid="008dd755" officeooo:paragraph-rsid="008dd755"/>
    </style:style>
    <style:style style:name="P52" style:family="paragraph" style:parent-style-name="Text_20_body">
      <style:text-properties officeooo:rsid="008f152c" officeooo:paragraph-rsid="0090f87d"/>
    </style:style>
    <style:style style:name="P53" style:family="paragraph" style:parent-style-name="Text_20_body">
      <style:text-properties officeooo:rsid="008f152c" officeooo:paragraph-rsid="0090f87d" fo:background-color="transparent"/>
    </style:style>
    <style:style style:name="P54" style:family="paragraph" style:parent-style-name="Text_20_body">
      <style:text-properties officeooo:rsid="0090f87d" officeooo:paragraph-rsid="0090f87d" fo:background-color="transparent"/>
    </style:style>
    <style:style style:name="P55" style:family="paragraph" style:parent-style-name="Text_20_body">
      <style:text-properties officeooo:rsid="00237ec9" officeooo:paragraph-rsid="0093fe75" fo:background-color="transparent"/>
    </style:style>
    <style:style style:name="P56" style:family="paragraph" style:parent-style-name="Text_20_body">
      <style:text-properties officeooo:rsid="0093fe75" officeooo:paragraph-rsid="0093fe75"/>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a1b57c"/>
    </style:style>
    <style:style style:name="P59" style:family="paragraph" style:parent-style-name="Text_20_body">
      <style:text-properties officeooo:rsid="00359ef1" officeooo:paragraph-rsid="009c4906"/>
    </style:style>
    <style:style style:name="P60" style:family="paragraph" style:parent-style-name="Text_20_body">
      <style:text-properties officeooo:rsid="005ed2e7" officeooo:paragraph-rsid="009c4906"/>
    </style:style>
    <style:style style:name="P61" style:family="paragraph" style:parent-style-name="Text_20_body">
      <style:text-properties officeooo:rsid="007d4e59" officeooo:paragraph-rsid="009c4906"/>
    </style:style>
    <style:style style:name="P62" style:family="paragraph" style:parent-style-name="Text_20_body">
      <style:text-properties officeooo:rsid="00439e39" officeooo:paragraph-rsid="009ce637"/>
    </style:style>
    <style:style style:name="P63" style:family="paragraph" style:parent-style-name="Text_20_body">
      <style:text-properties officeooo:rsid="004d52ae" officeooo:paragraph-rsid="009ce637"/>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text-properties officeooo:rsid="006a375e" officeooo:paragraph-rsid="009ce637"/>
    </style:style>
    <style:style style:name="P67" style:family="paragraph" style:parent-style-name="Text_20_body">
      <style:text-properties officeooo:rsid="0071f7d4" officeooo:paragraph-rsid="009ce637"/>
    </style:style>
    <style:style style:name="P68" style:family="paragraph" style:parent-style-name="Text_20_body">
      <style:text-properties officeooo:rsid="00459df6" officeooo:paragraph-rsid="009ce637"/>
    </style:style>
    <style:style style:name="P69" style:family="paragraph" style:parent-style-name="Text_20_body">
      <style:text-properties officeooo:rsid="0046377b" officeooo:paragraph-rsid="009ce637"/>
    </style:style>
    <style:style style:name="P70" style:family="paragraph" style:parent-style-name="Text_20_body">
      <style:text-properties officeooo:rsid="00237ec9" officeooo:paragraph-rsid="00a0ca0c"/>
    </style:style>
    <style:style style:name="P71" style:family="paragraph" style:parent-style-name="Text_20_body">
      <style:text-properties officeooo:rsid="0077667d" officeooo:paragraph-rsid="0077667d"/>
    </style:style>
    <style:style style:name="P72" style:family="paragraph" style:parent-style-name="Text_20_body">
      <style:text-properties officeooo:rsid="00a7cb9e" officeooo:paragraph-rsid="00a7cb9e"/>
    </style:style>
    <style:style style:name="P73" style:family="paragraph" style:parent-style-name="Text_20_body">
      <style:text-properties officeooo:rsid="00a7cb9e" officeooo:paragraph-rsid="00dee6fd"/>
    </style:style>
    <style:style style:name="P74" style:family="paragraph" style:parent-style-name="Text_20_body">
      <style:text-properties officeooo:rsid="00a8913c" officeooo:paragraph-rsid="00a8913c"/>
    </style:style>
    <style:style style:name="P75" style:family="paragraph" style:parent-style-name="Text_20_body">
      <style:text-properties officeooo:rsid="001370f9" officeooo:paragraph-rsid="00a8913c"/>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e7a32f" officeooo:paragraph-rsid="00e7a32f" fo:background-color="#ffff00"/>
    </style:style>
    <style:style style:name="P79" style:family="paragraph" style:parent-style-name="Text_20_body">
      <style:text-properties officeooo:rsid="00a2a83c" officeooo:paragraph-rsid="00a2a83c"/>
    </style:style>
    <style:style style:name="P80" style:family="paragraph" style:parent-style-name="Text_20_body">
      <style:text-properties officeooo:rsid="00ed55ee" officeooo:paragraph-rsid="00ed55ee"/>
    </style:style>
    <style:style style:name="P81" style:family="paragraph" style:parent-style-name="Text_20_body">
      <style:text-properties officeooo:paragraph-rsid="00f5588a"/>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4"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5"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8"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1" style:family="paragraph" style:parent-style-name="Text_20_body">
      <style:paragraph-properties fo:margin-left="1.27cm" fo:margin-right="0cm" fo:text-indent="0cm" style:auto-text-indent="false"/>
      <style:text-properties officeooo:rsid="005b8b12" officeooo:paragraph-rsid="00807624"/>
    </style:style>
    <style:style style:name="P102" style:family="paragraph" style:parent-style-name="Text_20_body">
      <style:paragraph-properties fo:margin-left="1.27cm" fo:margin-right="0cm" fo:text-indent="0cm" style:auto-text-indent="false"/>
      <style:text-properties officeooo:rsid="005b8b12" officeooo:paragraph-rsid="009a6c01"/>
    </style:style>
    <style:style style:name="P103" style:family="paragraph" style:parent-style-name="Text_20_body">
      <style:paragraph-properties fo:margin-left="1.27cm" fo:margin-right="0cm" fo:text-indent="0cm" style:auto-text-indent="false"/>
      <style:text-properties officeooo:rsid="00807624" officeooo:paragraph-rsid="00807624"/>
    </style:style>
    <style:style style:name="P104" style:family="paragraph" style:parent-style-name="Text_20_body">
      <style:paragraph-properties fo:margin-left="1.27cm" fo:margin-right="0cm" fo:text-indent="0cm" style:auto-text-indent="false"/>
      <style:text-properties officeooo:rsid="00828af5" officeooo:paragraph-rsid="00828af5"/>
    </style:style>
    <style:style style:name="P105" style:family="paragraph" style:parent-style-name="Text_20_body" style:list-style-name="L1">
      <style:text-properties officeooo:rsid="0093fe75" officeooo:paragraph-rsid="0093fe75"/>
    </style:style>
    <style:style style:name="P106" style:family="paragraph" style:parent-style-name="Text_20_body" style:list-style-name="L2">
      <style:text-properties officeooo:rsid="00730a20" officeooo:paragraph-rsid="00730a20"/>
    </style:style>
    <style:style style:name="P107" style:family="paragraph" style:parent-style-name="Heading_20_1">
      <style:text-properties officeooo:rsid="001c1a15" officeooo:paragraph-rsid="001c1a15"/>
    </style:style>
    <style:style style:name="P108" style:family="paragraph" style:parent-style-name="Heading_20_1">
      <style:text-properties officeooo:rsid="0095664d" officeooo:paragraph-rsid="0095664d"/>
    </style:style>
    <style:style style:name="P109" style:family="paragraph" style:parent-style-name="Heading_20_1">
      <style:text-properties officeooo:rsid="0069aeb7" officeooo:paragraph-rsid="0069aeb7"/>
    </style:style>
    <style:style style:name="P110" style:family="paragraph" style:parent-style-name="Heading_20_3">
      <style:text-properties officeooo:rsid="00528c27" officeooo:paragraph-rsid="00528c27"/>
    </style:style>
    <style:style style:name="P111" style:family="paragraph" style:parent-style-name="Heading_20_3">
      <style:text-properties officeooo:rsid="0056da22" officeooo:paragraph-rsid="0056da22"/>
    </style:style>
    <style:style style:name="P112" style:family="paragraph" style:parent-style-name="Heading_20_2">
      <style:text-properties officeooo:rsid="00a7cb9e" officeooo:paragraph-rsid="00a7cb9e"/>
    </style:style>
    <style:style style:name="P113" style:family="paragraph" style:parent-style-name="Heading_20_2">
      <style:text-properties officeooo:rsid="008dd755" officeooo:paragraph-rsid="008dd755"/>
    </style:style>
    <style:style style:name="P114" style:family="paragraph" style:parent-style-name="Heading_20_2">
      <style:text-properties officeooo:rsid="00359ef1" officeooo:paragraph-rsid="009c4906"/>
    </style:style>
    <style:style style:name="P115" style:family="paragraph" style:parent-style-name="Heading_20_2">
      <style:text-properties officeooo:rsid="009ce637" officeooo:paragraph-rsid="009ce637"/>
    </style:style>
    <style:style style:name="P116" style:family="paragraph" style:parent-style-name="Heading_20_2">
      <style:text-properties fo:language="en" fo:country="US" officeooo:rsid="00a96e3f" officeooo:paragraph-rsid="00a96e3f"/>
    </style:style>
    <style:style style:name="P117" style:family="paragraph" style:parent-style-name="Heading_20_2">
      <style:text-properties officeooo:rsid="0097841a" officeooo:paragraph-rsid="00a1b57c"/>
    </style:style>
    <style:style style:name="P118" style:family="paragraph" style:parent-style-name="Heading_20_2">
      <style:text-properties officeooo:paragraph-rsid="00a1b57c"/>
    </style:style>
    <style:style style:name="P119" style:family="paragraph" style:parent-style-name="Heading_20_2">
      <style:text-properties officeooo:rsid="0093fe75" officeooo:paragraph-rsid="0093fe75"/>
    </style:style>
    <style:style style:name="P120" style:family="paragraph" style:parent-style-name="Heading_20_2">
      <style:text-properties officeooo:rsid="0024508c" officeooo:paragraph-rsid="0095664d"/>
    </style:style>
    <style:style style:name="P121" style:family="paragraph" style:parent-style-name="Heading_20_2">
      <style:text-properties officeooo:rsid="002dee93" officeooo:paragraph-rsid="0065e99b"/>
    </style:style>
    <style:style style:name="P122" style:family="paragraph" style:parent-style-name="Heading_20_2">
      <style:text-properties officeooo:rsid="005b8b12" officeooo:paragraph-rsid="007b97fc"/>
    </style:style>
    <style:style style:name="P123" style:family="paragraph" style:parent-style-name="Heading_20_2">
      <style:text-properties officeooo:rsid="002eec8f" officeooo:paragraph-rsid="002eec8f"/>
    </style:style>
    <style:style style:name="P124" style:family="paragraph" style:parent-style-name="Heading_20_2">
      <style:text-properties officeooo:rsid="003bdecf" officeooo:paragraph-rsid="007e8bd9"/>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855e95"/>
    </style:style>
    <style:style style:name="T17" style:family="text">
      <style:text-properties fo:language="cs" fo:country="CZ" officeooo:rsid="00907ae6"/>
    </style:style>
    <style:style style:name="T18" style:family="text">
      <style:text-properties fo:language="cs" fo:country="CZ" officeooo:rsid="00a56437"/>
    </style:style>
    <style:style style:name="T19" style:family="text">
      <style:text-properties fo:language="cs" fo:country="CZ" officeooo:rsid="00a600f6"/>
    </style:style>
    <style:style style:name="T20" style:family="text">
      <style:text-properties fo:language="cs" fo:country="CZ" officeooo:rsid="00b130f6"/>
    </style:style>
    <style:style style:name="T21" style:family="text">
      <style:text-properties fo:language="cs" fo:country="CZ" officeooo:rsid="00b1385a"/>
    </style:style>
    <style:style style:name="T22" style:family="text">
      <style:text-properties fo:language="cs" fo:country="CZ" officeooo:rsid="00b2a847"/>
    </style:style>
    <style:style style:name="T23" style:family="text">
      <style:text-properties fo:language="cs" fo:country="CZ" officeooo:rsid="00ca12cf"/>
    </style:style>
    <style:style style:name="T24" style:family="text">
      <style:text-properties fo:language="cs" fo:country="CZ" officeooo:rsid="004f5630"/>
    </style:style>
    <style:style style:name="T25" style:family="text">
      <style:text-properties fo:language="cs" fo:country="CZ" fo:font-style="italic" officeooo:rsid="00ca12cf" style:font-style-asian="italic" style:font-style-complex="italic"/>
    </style:style>
    <style:style style:name="T26" style:family="text">
      <style:text-properties officeooo:rsid="002a6710"/>
    </style:style>
    <style:style style:name="T27" style:family="text">
      <style:text-properties officeooo:rsid="0031b82a"/>
    </style:style>
    <style:style style:name="T28" style:family="text">
      <style:text-properties fo:color="#032f62"/>
    </style:style>
    <style:style style:name="T29" style:family="text">
      <style:text-properties style:font-name="Liberation Mono" fo:font-size="10pt" style:font-size-asian="10pt" style:font-size-complex="10pt"/>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officeooo:rsid="00a8913c" style:font-size-asian="10pt" style:font-size-complex="10pt"/>
    </style:style>
    <style:style style:name="T35" style:family="text">
      <style:text-properties style:font-name="Liberation Mono" fo:font-size="10pt" officeooo:rsid="00b130f6" style:font-size-asian="10pt" style:font-size-complex="10pt"/>
    </style:style>
    <style:style style:name="T36" style:family="text">
      <style:text-properties style:font-name="Liberation Mono" fo:font-size="10pt" officeooo:rsid="001c1a15" style:font-size-asian="10pt" style:font-size-complex="10pt"/>
    </style:style>
    <style:style style:name="T37" style:family="text">
      <style:text-properties style:font-name="Liberation Mono" fo:font-size="10pt" officeooo:rsid="00f50ee0" style:font-size-asian="10pt" style:font-size-complex="10pt"/>
    </style:style>
    <style:style style:name="T38" style:family="text">
      <style:text-properties style:font-name="Liberation Mono" fo:font-size="10pt" officeooo:rsid="00fb7b71" style:font-size-asian="10pt" style:font-size-complex="10pt"/>
    </style:style>
    <style:style style:name="T39" style:family="text">
      <style:text-properties style:font-name="Liberation Mono" fo:font-size="10pt" fo:language="en" fo:country="US" style:font-size-asian="10pt" style:font-size-complex="10pt"/>
    </style:style>
    <style:style style:name="T40" style:family="text">
      <style:text-properties style:font-name="Liberation Mono" fo:font-size="10pt" fo:language="en" fo:country="US" officeooo:rsid="003f87d6" style:font-size-asian="10pt" style:font-size-complex="10pt"/>
    </style:style>
    <style:style style:name="T41" style:family="text">
      <style:text-properties style:font-name="Liberation Mono" fo:font-size="10pt" fo:language="en" fo:country="US" officeooo:rsid="00406d01" style:font-size-asian="10pt" style:font-size-complex="10pt"/>
    </style:style>
    <style:style style:name="T42" style:family="text">
      <style:text-properties style:font-name="Liberation Mono" fo:font-size="10pt" fo:language="en" fo:country="US" officeooo:rsid="0072e1c1" style:font-size-asian="10pt" style:font-size-complex="10pt"/>
    </style:style>
    <style:style style:name="T43" style:family="text">
      <style:text-properties style:font-name="Liberation Mono" fo:font-size="10pt" fo:language="en" fo:country="US" officeooo:rsid="00807624" style:font-size-asian="10pt" style:font-size-complex="10pt"/>
    </style:style>
    <style:style style:name="T44" style:family="text">
      <style:text-properties style:font-name="Liberation Mono" fo:font-size="10pt" fo:language="en" fo:country="US" officeooo:rsid="009a6c01" style:font-size-asian="10pt" style:font-size-complex="10pt"/>
    </style:style>
    <style:style style:name="T45" style:family="text">
      <style:text-properties style:font-name="Liberation Mono" fo:font-size="10pt" fo:language="en" fo:country="US" officeooo:rsid="00a8913c" style:font-size-asian="10pt" style:font-size-complex="10pt"/>
    </style:style>
    <style:style style:name="T46" style:family="text">
      <style:text-properties style:font-name="Liberation Mono" fo:font-size="10pt" fo:language="cs" fo:country="CZ" style:font-size-asian="10pt" style:font-size-complex="10pt"/>
    </style:style>
    <style:style style:name="T47" style:family="text">
      <style:text-properties style:font-name="Liberation Mono" fo:font-size="10pt" fo:language="cs" fo:country="CZ" officeooo:rsid="00237ec9" style:font-size-asian="10pt" style:font-size-complex="10pt"/>
    </style:style>
    <style:style style:name="T48" style:family="text">
      <style:text-properties style:font-name="Liberation Mono" fo:font-size="10pt" fo:language="cs" fo:country="CZ" officeooo:rsid="00406d01" style:font-size-asian="10pt" style:font-size-complex="10pt"/>
    </style:style>
    <style:style style:name="T49" style:family="text">
      <style:text-properties style:font-name="Liberation Mono" fo:font-size="10pt" fo:language="cs" fo:country="CZ" officeooo:rsid="00542f18" style:font-size-asian="10pt" style:font-size-complex="10pt"/>
    </style:style>
    <style:style style:name="T50" style:family="text">
      <style:text-properties style:font-name="Liberation Mono" fo:font-size="10pt" fo:language="cs" fo:country="CZ" officeooo:rsid="005769b4" style:font-size-asian="10pt" style:font-size-complex="10pt"/>
    </style:style>
    <style:style style:name="T51" style:family="text">
      <style:text-properties style:font-name="Liberation Mono" fo:font-size="10pt" fo:language="cs" fo:country="CZ" officeooo:rsid="00825b34" style:font-size-asian="10pt" style:font-size-complex="10pt"/>
    </style:style>
    <style:style style:name="T52" style:family="text">
      <style:text-properties style:font-name="Liberation Mono" fo:font-size="10pt" fo:language="cs" fo:country="CZ" officeooo:rsid="00828af5" style:font-size-asian="10pt" style:font-size-complex="10pt"/>
    </style:style>
    <style:style style:name="T53" style:family="text">
      <style:text-properties style:font-name="Liberation Mono" fo:font-size="10pt" fo:language="cs" fo:country="CZ" officeooo:rsid="00ae3540" style:font-size-asian="10pt" style:font-size-complex="10pt"/>
    </style:style>
    <style:style style:name="T54" style:family="text">
      <style:text-properties style:font-name="Liberation Mono" fo:font-size="10pt" fo:language="cs" fo:country="CZ" officeooo:rsid="00de2f41" style:font-size-asian="10pt" style:font-size-complex="10pt"/>
    </style:style>
    <style:style style:name="T55" style:family="text">
      <style:text-properties style:font-name="Liberation Mono" fo:font-size="10pt" fo:language="cs" fo:country="CZ" officeooo:rsid="00b2a847" style:font-size-asian="10pt" style:font-size-complex="10pt"/>
    </style:style>
    <style:style style:name="T56" style:family="text">
      <style:text-properties style:font-name="Liberation Mono" fo:font-size="10pt" fo:language="cs" fo:country="CZ" officeooo:rsid="00ba96e7" style:font-size-asian="10pt" style:font-size-complex="10pt"/>
    </style:style>
    <style:style style:name="T57" style:family="text">
      <style:text-properties style:font-name="Liberation Mono" fo:font-size="10pt" officeooo:rsid="00763680" fo:background-color="#ffff00" loext:char-shading-value="0" style:font-size-asian="10pt" style:font-size-complex="10pt"/>
    </style:style>
    <style:style style:name="T58" style:family="text">
      <style:text-properties style:font-name="Liberation Mono" fo:font-size="10pt" officeooo:rsid="004f5630" fo:background-color="#ffff00" loext:char-shading-value="0" style:font-size-asian="10pt" style:font-size-complex="10pt"/>
    </style:style>
    <style:style style:name="T59" style:family="text">
      <style:text-properties style:font-name="Liberation Mono" fo:font-size="10pt" fo:font-weight="normal" officeooo:rsid="0092816b" style:font-size-asian="10pt" style:font-weight-asian="normal" style:font-size-complex="10pt" style:font-weight-complex="normal"/>
    </style:style>
    <style:style style:name="T60" style:family="text">
      <style:text-properties officeooo:rsid="003bdecf"/>
    </style:style>
    <style:style style:name="T61" style:family="text">
      <style:text-properties officeooo:rsid="003d6ce7"/>
    </style:style>
    <style:style style:name="T62" style:family="text">
      <style:text-properties officeooo:rsid="003f87d6"/>
    </style:style>
    <style:style style:name="T63" style:family="text">
      <style:text-properties officeooo:rsid="0041cf22"/>
    </style:style>
    <style:style style:name="T64"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5"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6"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1"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2"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5" style:family="text">
      <style:text-properties officeooo:rsid="004f5630"/>
    </style:style>
    <style:style style:name="T76" style:family="text">
      <style:text-properties officeooo:rsid="001c1a15"/>
    </style:style>
    <style:style style:name="T77" style:family="text">
      <style:text-properties officeooo:rsid="0053eb40"/>
    </style:style>
    <style:style style:name="T78" style:family="text">
      <style:text-properties officeooo:rsid="0054ccb9"/>
    </style:style>
    <style:style style:name="T79" style:family="text">
      <style:text-properties officeooo:rsid="00569424"/>
    </style:style>
    <style:style style:name="T80" style:family="text">
      <style:text-properties officeooo:rsid="0056da22"/>
    </style:style>
    <style:style style:name="T81" style:family="text">
      <style:text-properties officeooo:rsid="005769b4"/>
    </style:style>
    <style:style style:name="T82" style:family="text">
      <style:text-properties officeooo:rsid="0058b86e"/>
    </style:style>
    <style:style style:name="T83" style:family="text">
      <style:text-properties officeooo:rsid="005a147b"/>
    </style:style>
    <style:style style:name="T84" style:family="text">
      <style:text-properties officeooo:rsid="005ac53c"/>
    </style:style>
    <style:style style:name="T85" style:family="text">
      <style:text-properties officeooo:rsid="005b8b12"/>
    </style:style>
    <style:style style:name="T86" style:family="text">
      <style:text-properties officeooo:rsid="00855e95" fo:background-color="#ffa07a" loext:char-shading-value="0"/>
    </style:style>
    <style:style style:name="T87" style:family="text">
      <style:text-properties officeooo:rsid="0060eb84"/>
    </style:style>
    <style:style style:name="T88" style:family="text">
      <style:text-properties officeooo:rsid="0062b08a"/>
    </style:style>
    <style:style style:name="T89" style:family="text">
      <style:text-properties officeooo:rsid="0063d80c"/>
    </style:style>
    <style:style style:name="T90" style:family="text">
      <style:text-properties officeooo:rsid="0067e3e6"/>
    </style:style>
    <style:style style:name="T91" style:family="text">
      <style:text-properties officeooo:rsid="0014682e"/>
    </style:style>
    <style:style style:name="T92" style:family="text">
      <style:text-properties officeooo:rsid="00542f18"/>
    </style:style>
    <style:style style:name="T93" style:family="text">
      <style:text-properties fo:font-style="italic" style:font-style-asian="italic" style:font-style-complex="italic"/>
    </style:style>
    <style:style style:name="T94" style:family="text">
      <style:text-properties fo:font-style="normal" style:font-style-asian="normal" style:font-style-complex="normal"/>
    </style:style>
    <style:style style:name="T95" style:family="text">
      <style:text-properties officeooo:rsid="0074416c"/>
    </style:style>
    <style:style style:name="T96" style:family="text">
      <style:text-properties officeooo:rsid="007471e4"/>
    </style:style>
    <style:style style:name="T97" style:family="text">
      <style:text-properties officeooo:rsid="00763680"/>
    </style:style>
    <style:style style:name="T98" style:family="text">
      <style:text-properties officeooo:rsid="007b97fc"/>
    </style:style>
    <style:style style:name="T99" style:family="text">
      <style:text-properties officeooo:rsid="007f21ea"/>
    </style:style>
    <style:style style:name="T100" style:family="text">
      <style:text-properties officeooo:rsid="00858909"/>
    </style:style>
    <style:style style:name="T101" style:family="text">
      <style:text-properties officeooo:rsid="008ad549"/>
    </style:style>
    <style:style style:name="T102" style:family="text">
      <style:text-properties officeooo:rsid="008b9202"/>
    </style:style>
    <style:style style:name="T103" style:family="text">
      <style:text-properties officeooo:rsid="00901f99"/>
    </style:style>
    <style:style style:name="T104" style:family="text">
      <style:text-properties fo:font-weight="normal" officeooo:rsid="0092816b" style:font-weight-asian="normal" style:font-weight-complex="normal"/>
    </style:style>
    <style:style style:name="T105" style:family="text">
      <style:text-properties officeooo:rsid="0092816b"/>
    </style:style>
    <style:style style:name="T106" style:family="text">
      <style:text-properties officeooo:rsid="009c4906"/>
    </style:style>
    <style:style style:name="T107" style:family="text">
      <style:text-properties officeooo:rsid="009ce637"/>
    </style:style>
    <style:style style:name="T108" style:family="text">
      <style:text-properties officeooo:rsid="004e788f"/>
    </style:style>
    <style:style style:name="T109" style:family="text">
      <style:text-properties officeooo:rsid="00a22bc0"/>
    </style:style>
    <style:style style:name="T110" style:family="text">
      <style:text-properties officeooo:rsid="00a2a83c"/>
    </style:style>
    <style:style style:name="T111" style:family="text">
      <style:text-properties officeooo:rsid="00a56437"/>
    </style:style>
    <style:style style:name="T112" style:family="text">
      <style:text-properties officeooo:rsid="00a58018"/>
    </style:style>
    <style:style style:name="T113" style:family="text">
      <style:text-properties officeooo:rsid="00a8913c"/>
    </style:style>
    <style:style style:name="T114" style:family="text">
      <style:text-properties officeooo:rsid="001731a4"/>
    </style:style>
    <style:style style:name="T115" style:family="text">
      <style:text-properties officeooo:rsid="00a96e3f"/>
    </style:style>
    <style:style style:name="T116" style:family="text">
      <style:text-properties officeooo:rsid="00ab224b"/>
    </style:style>
    <style:style style:name="T117" style:family="text">
      <style:text-properties officeooo:rsid="00b130f6"/>
    </style:style>
    <style:style style:name="T118" style:family="text">
      <style:text-properties officeooo:rsid="00b2a847"/>
    </style:style>
    <style:style style:name="T119" style:family="text">
      <style:text-properties officeooo:rsid="00b532d9"/>
    </style:style>
    <style:style style:name="T120" style:family="text">
      <style:text-properties officeooo:rsid="00b8fef1"/>
    </style:style>
    <style:style style:name="T121" style:family="text">
      <style:text-properties officeooo:rsid="00bc038e"/>
    </style:style>
    <style:style style:name="T122" style:family="text">
      <style:text-properties officeooo:rsid="00c09689"/>
    </style:style>
    <style:style style:name="T123" style:family="text">
      <style:text-properties officeooo:rsid="00c23878"/>
    </style:style>
    <style:style style:name="T124" style:family="text">
      <style:text-properties officeooo:rsid="0097841a"/>
    </style:style>
    <style:style style:name="T125" style:family="text">
      <style:text-properties officeooo:rsid="00d60bee"/>
    </style:style>
    <style:style style:name="T126" style:family="text">
      <style:text-properties officeooo:rsid="00d7cd84"/>
    </style:style>
    <style:style style:name="T127" style:family="text">
      <style:text-properties officeooo:rsid="00df122c"/>
    </style:style>
    <style:style style:name="T128" style:family="text">
      <style:text-properties officeooo:rsid="00f50ee0"/>
    </style:style>
    <style:style style:name="T129" style:family="text">
      <style:text-properties officeooo:rsid="0097841a" fo:background-color="#ffff00" loext:char-shading-value="0"/>
    </style:style>
    <style:style style:name="T130" style:family="text">
      <style:text-properties officeooo:rsid="00f6f2e5" fo:background-color="#ffff00" loext:char-shading-value="0"/>
    </style:style>
    <style:style style:name="T131" style:family="text">
      <style:text-properties officeooo:rsid="00fb7b71"/>
    </style:style>
    <style:style style:name="T132" style:family="text">
      <style:text-properties fo:font-weight="bold" officeooo:rsid="00fbd68d" style:font-weight-asian="bold" style:font-weight-complex="bold"/>
    </style:style>
    <style:style style:name="T133" style:family="text">
      <style:text-properties fo:font-weight="bold" officeooo:rsid="00ff4787" style:font-weight-asian="bold" style:font-weight-complex="bold"/>
    </style:style>
    <style:style style:name="T134" style:family="text">
      <style:text-properties officeooo:rsid="00fd8e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Universal Dependencies do PML-TQ</text:h>
      <text:p text:style-name="P41">Nové vydání UD se vždy kopíruje do /net/data, např. /net/data/universal-dependencies-2.10. <text:span text:style-name="T76">Zatím se data do PML-TQ posílají z Treexu, takže nejdříve je musím nalít do HamleDTu </text:span>(/net/work/people/zeman/hamledt/populate_ud.pl <text:span text:style-name="T116">2.10</text:span>)<text:span text:style-name="T76">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100">Také přidá na začátek id uzlu kód jazyka a treebanku, takže id bude jednoznačné napříč celými UD (předpokládáme, že jednoznačnost v rámci jednoho treebanku byla zajištěna už při první konverzi CoNLL-U do Treexu).</text:span></text:p>
      <text:h text:style-name="P112" text:outline-level="2">Z HamleDTu do složky projektu PML-TQ</text:h>
      <text:p text:style-name="P77">Vlézt do /net/work/projects/pmltq/bin. <text:span text:style-name="T97">Otevřít skript </text:span><text:span text:style-name="T57">get_ud.sh</text:span><text:span text:style-name="T97">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7">Pak ten skript</text:span> spustit. Tím se treexové soubory zkopírují do /net/work/projects/pmltq/data/ud210/treex.</text:p>
      <text:p text:style-name="P73"><text:span text:style-name="T46">cd /net/work/projects/pmltq/bin<text:line-break/></text:span><text:span text:style-name="T54">vim ./get_ud.sh</text:span><text:span text:style-name="T46"><text:line-break/>./get_ud.sh </text:span><text:span text:style-name="T54">--release 210</text:span></text:p>
      <text:p text:style-name="P72">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31">228</text:span> treebanků nastala chyba a treebank se nevložil do PML-TQ správně. <text:span text:style-name="T117">Nyní už je volání </text:span><text:span text:style-name="T35">gunzip-gzip</text:span><text:span text:style-name="T117"> součástí skriptu </text:span><text:span text:style-name="T35">get_ud.sh</text:span><text:span text:style-name="T117">, takže to nemusím volat ručně.</text:span></text:p>
      <text:p text:style-name="P76"><text:span text:style-name="T75">Od této chvíle pokračujeme skriptem </text:span><text:span text:style-name="T58">pmltq</text:span><text:span text:style-name="T75"> (Michal Sedlák </text:span><text:span text:style-name="T6">&amp; </text:span><text:span text:style-name="T24">Matyáš Kopp). Na ÚFALu je nainstalovaný a dá se případně aktualizovat přes CPAN (cpanm PMLTQ). </text:span><text:span text:style-name="T23">Od jara 2019 je navíc PMLTQ rozděleno na několik samostatných balíčků. Matyáš: </text:span><text:span text:style-name="T25">„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4"> </text:span><text:span text:style-name="T17">Pozor na to, abychom v Perlbrew používali verzi Perlu, pro kterou jsme nainstalovali PMLTQ. </text:span><text:span text:style-name="T20">Kromě toho</text:span><text:span text:style-name="T17"> významná část práce vyžaduje modul DBD::Pg, který nejde nainstalovat jednoduše z CPANu, protože vyžaduje nějaké binární knihovny pro práci </text:span><text:soft-page-break/><text:span text:style-name="T17">s Postgresem, které se instalují zvlášť. </text:span><text:span text:style-name="T2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7"> Každopádně to celé </text:span><text:span text:style-name="T21">v minulosti nefungovalo na clusteru; po instalaci DBD::Pg do Perlbrew jsem to ještě netestoval.</text:span></text:p>
      <text:p text:style-name="P35"><text:span text:style-name="T10">Matyáš tvoří nějakou dokumentaci </text:span><text:span text:style-name="T17">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76">ějaké dost staré poznámky (včetně nahrávky Michalovy přednášky před tím, než odešel z ÚFALu, tj. na konci roku 2015) uložené v </text:span><text:span text:style-name="T36">C:\Users\Dan\Documents\Lingvistika\Nástroje\pmltq</text:span><text:span text:style-name="T76">.</text:span></text:p>
      <text:p text:style-name="P40"><text:span text:style-name="T29">cpanm -n PMLTQ<text:line-break/></text:span><text:span text:style-name="T38">cpanm -n PMLTQ::Commands<text:line-break/></text:span>… zatím raději přeskakovat testy, pro konverzi to stačí. V <text:span text:style-name="T134">listopadu</text:span> 20<text:span text:style-name="T127">21</text:span> je aktuální verze <text:span text:style-name="T122">3.0.2</text:span>.</text:p>
      <text:p text:style-name="P40">Netreexové neznámé PML musí mít nejdříve vytvořen stylesheet, aby šlo zobrazit v Tredu. A ze stejných důvodů to v podstatě musí být PML, protože přimět Tred, aby načetl ne-PML formát, by bylo ještě obtížnější. <text:span text:style-name="T90">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4">Universal Dependencies jsou zvláštní tím, že nejde o jeden treebank, ale o sbírku mnoha podobných treebanků. Skript tedy budeme pouštět opakovaně s různými parametry pro jednotlivé treebanky. <text:span text:style-name="T102">Dávkové pouštění je popsáno o několik stránek níže. Následující kapitolu ale nemůžeme přeskočit, jinak později nebude k dispozici treexové schéma XML!</text:span></text:p>
      <text:h text:style-name="P113" text:outline-level="2">Treexové schéma XML</text:h>
      <text:p text:style-name="P50">PMLTQ potřebuje vidět PML schéma pro daný treebank, v našem případě zatím treexové schéma. <text:span text:style-name="T75">(Kromě toho je potřeba, aby schéma bylo k dispozici i na serveru po zprovoznění treebanku, o tom podrobněji níže.) Vytvoříme proto symbolický odkaz</text:span> resources <text:span text:style-name="T118">z datové složky příslušného vydání UD do </text:span><text:span text:style-name="T39">$TREEX/lib/Treex/Core/share/tred_extension/treex/resources/</text:span><text:span text:style-name="T2">. </text:span><text:span text:style-name="T22">Nyní už by se to mělo stát automaticky na konci </text:span><text:span text:style-name="T55">get_ud.sh</text:span><text:span text:style-name="T22">, ale raději zkontrolovat.</text:span></text:p>
      <text:p text:style-name="P29"><text:span text:style-name="T123">cd /net/work/projects/pmltq/data/ud210</text:span><text:line-break/>ln -s /net/work/people/zeman/treex/lib/Treex/Core/share/tred_extension/treex/resources</text:p>
      <text:h text:style-name="P114" text:outline-level="2">Kopírování dat na eulera</text:h>
      <text:p text:style-name="P59">To, že <text:span text:style-name="T106">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9">.treex.gz</text:span>.</text:p>
      <text:p text:style-name="P60"><text:span text:style-name="T7">Kopírujeme najednou data všech UD treebanků do společné složky </text:span><text:span text:style-name="T46">euler:/opt/pmltq-data/ud210</text:span><text:span text:style-name="T7">. </text:span><text:span text:style-name="T13">Pozor! Jak je uvedeno níže, podsložku „resources“ na eulera kopírovat nechceme. </text:span><text:span text:style-name="T14">A pokud jde o podsložku „sql_dump“, ta sice na eulerovi ničemu nevadí, ale bude tam zbytečně </text:span><text:soft-page-break/><text:span text:style-name="T14">zabírat místo, takže ji můžeme také vynechat. </text:span><text:span text:style-name="T15">Zkopírujeme tedy pouze podsložku „treex“, nejdřív se ale musíme na eulera nalogovat a vytvořit tam složku „ud210“.</text:span></text:p>
      <text:p text:style-name="P61"><text:span text:style-name="T42">s</text:span><text:span text:style-name="T39">sh pmltq@euler.ms.mff.cuni.cz<text:line-break/>mkdir -p /opt/pmltq-data/ud210<text:line-break/>exit<text:line-break/>scp -r treex pmltq@euler.ms.mff.cuni.cz:/opt/pmltq-data/ud210/treex</text:span></text:p>
      <text:p text:style-name="P3">[<text:span text:style-name="T7">Heslo uživatele „pmltq“ z tohoto dokumentu odstraňuju, abych mohl dokument verzovat na Githubu.</text:span>]</text:p>
      <text:h text:style-name="P115" text:outline-level="2">Aktualizace treexového schématu na eulerovi</text:h>
      <text:p text:style-name="P62">XML (PML) schéma treexových dokumentů se občas mění, např. když přidám nové rysy do Intersetu <text:span text:style-name="T107">nebo nové kódy jazyků</text:span>. <text:span text:style-name="T107">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3">Print server nejdřív zkouší najít schémata u dat, jak lze zjistit na řádku začínajícím „<text:span text:style-name="T2">my $resources</text:span><text:span text:style-name="T7">“ v souboru </text:span><text:span text:style-name="T65">~/ubic/service/pmltq/print</text:span><text:span text:style-name="T7">. Pouze schémata, která se takhle nenajdou, si Tred musí opatřit, kde umí, tj. např. v treexovém rozšíření. </text:span><text:span text:style-name="T108">To rozšíření se nachází v následující složce (je do ní nalinkováno i </text:span><text:span text:style-name="T65">/opt/print-server/tred-extensions/treex</text:span><text:span text:style-name="T108">) a pozor, </text:span><text:span text:style-name="T65">/opt/treex</text:span><text:span text:style-name="T108"> je klon gitového repozitáře Treexu, takže když mu jen tak přeplácnu schéma, zkomplikuju budoucí synchronizaci.</text:span></text:p>
      <text:p text:style-name="P32">/opt/treex/lib/Treex/Core/share/tred_extension/treex/resources</text:p>
      <text:p text:style-name="P64">Vlastníkem je root, takže aktualizaci <text:span text:style-name="T107">musím</text:span> dělat nalogovaný jako zeman a s použitím sudo.</text:p>
      <text:p text:style-name="P65"><text:span text:style-name="T96">Následovně bude</text:span> také potřeba restartovat print server. Ten běží ve virtuálním x-boxu (monitoru) ubic, kde se pak výsledek uloží do SVG. <text:span text:style-name="T107">Restart může provést i uživatel pmltq bez sudo a naopak uživateli zeman to asi nebude fungovat, protože nemusí mít nastavený správný Perl nebo Ubic.</text:span></text:p>
      <text:p text:style-name="P70"><text:span text:style-name="T71">s</text:span><text:span text:style-name="T72">sh </text:span><text:span text:style-name="T73">zeman</text:span><text:span text:style-name="T72">@euler.ms.mff.cuni.cz<text:line-break/></text:span><text:span text:style-name="T73">cd </text:span><text:span text:style-name="T64">/opt/treex/lib/Treex/Core/share/tred_extension/treex/resources<text:line-break/></text:span><text:span text:style-name="T66">sudo git pull </text:span><text:span text:style-name="T68">--</text:span><text:span text:style-name="T66">no-edit<text:line-break/></text:span><text:span text:style-name="T67">exit<text:line-break/>ssh pmltq</text:span><text:span text:style-name="T74">@</text:span><text:span text:style-name="T67">euler.ms.mff.cuni.cz</text:span><text:span text:style-name="T72"><text:line-break/></text:span><text:span text:style-name="T64">ubic restart pmltq<text:line-break/></text:span><text:span text:style-name="T69">rm </text:span><text:span text:style-name="T70">-f</text:span><text:span text:style-name="T69"> /opt/print-server/svg_cache/*.svg</text:span></text:p>
      <text:p text:style-name="P66">Kdyby bylo potřeba restartovat Postgres (např. teď to zrovna vypadá, že se vyčerpal počet otevřených spojení a všechno přestalo fungovat):</text:p>
      <text:p text:style-name="P32">sudo /etc/init.d/postgresql restart<text:line-break/>ubic restart pmltq</text:p>
      <text:p text:style-name="P67">(Ano, po restartu Postgresu je potřeba znova restartovat ubic pmltq, což není jen restart print serveru, ale také serveru pmltq, se kterým komunikuje webové rozhraní. Jinak bude Postgres sice komunikovat, ale webová aplikace PML-TQ nepoběží.)</text:p>
      <text:h text:style-name="P116" text:outline-level="2"><text:soft-page-break/>Troubleshooting</text:h>
      <text:p text:style-name="P68">Obecně na problémy s print serverem ukazuje, když všechno funguje včetně dotazů s agregačními filtry (<text:span text:style-name="T115">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8">Dá se to zkoumat v logu print serveru, který je tady:</text:p>
      <text:p text:style-name="P32">pmltq@euler:~$ tail -F ~/ubic/log/print.log</text:p>
      <text:p text:style-name="P69">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7" text:outline-level="2">Přidání nových jazyků <text:span text:style-name="T110">a značek</text:span>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09">ch krocích</text:span>!</text:p>
      <text:p text:style-name="P81"><text:span text:style-name="T124">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4">,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 </text:span><text:span text:style-name="T129">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29">https://github.com/ufal/perl-pmltq-server/blob/master/share/migrations/_common/deploy/1/002-languages.pl</text:span></text:a><text:span text:style-name="T129">. Možná tedy bude možné aktualizovat seznam prostřednictvím pull requestů. </text:span><text:span text:style-name="T130">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9"><text:span text:style-name="T125">Od</text:span> UD 2.2 <text:span text:style-name="T125">dále</text:span> zavádím značku (tag) pro konkrétní vydání UD s tím, že v PML-TQ <text:span text:style-name="T125">bude</text:span> vedle sebe koexistovat několik vydání, pokud se na eulera vejdou. Místo značky „Universal Dependencies“ tedy mé skripty nyní generují značku „Universal Dependencies 2.10“. To ale znamená, že novou značku musím také zavést ve webovém rozhraní dříve, než se pokusím nové treebanky zaregistrovat na serveru, jinak webupload selže! <text:span text:style-name="T126">Dělá se to podobně jako přidávání jazyků, ale v sekci Tags. V budoucnosti bychom mohli zavést také značky pro jazykové rodiny, aby uživatelé mohli vyfiltrovat treebanky z jedné rodiny. (Na druhou stranu by ale bylo lepší, kdyby </text:span><text:soft-page-break/><text:span text:style-name="T126">tohle dokázalo webové rozhraní nabídnout samo, protože jazykové rodiny by mohlo znát a u některých jazyků je zná.)</text:span></text:p>
      <text:p text:style-name="P80">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9">pmltq-ud-tutorial.md</text:span>, takže stačí text tohoto souboru zkopírovat ke každé nové značce treebanků UD.</text:p>
      <text:h text:style-name="P118" text:outline-level="2">Generování konfigurační<text:span text:style-name="T105">ch souborů a konverze všech UD treebanků z Treexu do SQL</text:span></text:h>
      <text:p text:style-name="P52">Pro jeden konkrétní treebank UD bychom konfigurační soubor vygenerovali takto:</text:p>
      <text:p text:style-name="P15">../../bin/generate_pmltq_yml_for_ud.pl --<text:span text:style-name="T119">udrel 210 --lname 'Ancient Greek' [--tname PROIEL] --ltcode grc_proiel</text:span> &gt; pmltq.yml</text:p>
      <text:p text:style-name="P53">Nicméně nemusíme uvedený skript volat pro každý treebank zvlášť. To za nás udělá skript <text:span text:style-name="T29">load_universal_dependencies.pl</text:span>, který ve smyčce projde všechny treebanky, vytvoří jejich konfigurační soubory a rovnou se pustí i do dalších kroků uvedených níže. <text:span text:style-name="T119">J</text:span><text:span text:style-name="T104">e potřeba se přesvědčit, že jsme přihlášení na počítači, ze kterého lze odesílat úlohy na cluster (v červenci 2018 je to sol1 až sol10) a že v </text:span><text:span text:style-name="T59">.bashrc</text:span><text:span text:style-name="T104"> máme zapnutí takové verze Perlu v Perlbrew, ve které bude fungovat modul PMLTQ (v červenci 2018 jsem úspěšně vyzkoušel Perl 5.29.2).</text:span></text:p>
      <text:p text:style-name="P20">../../bin/load_universal_dependencies.pl --<text:span text:style-name="T119">release 210</text:span> <text:span text:style-name="T103">--cluster</text:span></text:p>
      <text:p text:style-name="P54">Toto clusterové volání <text:span text:style-name="T29">load_universal_dependencies.pl</text:span> vytvoří pro každý UD treebank jeho konfigurační soubor (což odpovídá příkazu <text:span text:style-name="T29">pmltq init</text:span>) a na clusteru spustí <text:span text:style-name="T29">pmltq convert</text:span>. Obě tyto operace jsou o několik kapitol níže popsány podrobněji pro případ, že bychom chtěli zpracovat treebank, který není součástí UD.</text:p>
      <text:h text:style-name="P119" text:outline-level="2">Odeslání UD treebanků na servery</text:h>
      <text:p text:style-name="P56">Další operace vyžadují Perlový modul DBD::Pg (spolupráce Perlu se vzdálenou databází Postgres), který není snadné nainstalovat a na clusteru ho nemáme. V <text:span text:style-name="T120">listopadu</text:span> 2018 mi funguje Perlbrew Perl 5.<text:span text:style-name="T120">29</text:span>.2 na blackbirdu <text:span text:style-name="T120">pod</text:span> Ubuntu 1<text:span text:style-name="T120">8</text:span>.04. <text:span text:style-name="T121">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1">10.10.24.16 (sol3) mezi nimi není.</text:span></text:p>
      <text:p text:style-name="P78">Pozor! Asi tak od verze 2.<text:span text:style-name="T128">5</text:span> dávám do popisku konkrétního treebanku větu ze shrnutí na začátku jeho README. <text:span text:style-name="T128">Popisky treebanků mohou obsahovat syntaxi MarkDown, jako kurzívu a hypertextové odkazy, kterou by to možná chtělo buď interpretovat, nebo odstranit. Musel bych to ale vyřešit před tím, než příště spustím import. </text:span><text:span text:style-name="T132">(Aktualizace: Tohle jsem snad vyřešil při </text:span><text:soft-page-break/><text:span text:style-name="T132">vkládání verze 2.</text:span><text:span text:style-name="T133">8</text:span><text:span text:style-name="T132">. Tuto poznámku tady ale ještě nechávám pro případ, že se nějaký nedostatek vynoří během příštího půl roku.)</text:span><text:span text:style-name="T128"> Je možné nejdřív cvičně spustit </text:span><text:span text:style-name="T37">load_universal_dependencies.pl</text:span><text:span text:style-name="T128"> s přepínačem </text:span><text:span text:style-name="T37">--configonly</text:span><text:span text:style-name="T128"> a ověřit si, že se do konfiguračních souborů zapsalo správně zpracované shrnutí.</text:span></text:p>
      <text:p text:style-name="P55"><text:span text:style-name="T46">../../bin/load_universal_dependencies.pl --</text:span><text:span text:style-name="T56">release 210</text:span></text:p>
      <text:p text:style-name="P56">Toto neclusterové volání zajistí následující kroky (i ty jsou podrobněji popsány v pozdějších kapitolách):</text:p>
      <text:list xml:id="list3529430253" text:style-name="L1">
        <text:list-item>
          <text:p text:style-name="P105"><text:span text:style-name="T29">pmltq webdelete</text:span> … Jestliže ve webové nabídce už existoval treebank s tímto identifikátorem, bude odstraněn.</text:p>
        </text:list-item>
        <text:list-item>
          <text:p text:style-name="P105"><text:span text:style-name="T29">pmltq delete</text:span> … Jestliže v Postgresu už existoval treebank s tímto identifikátorem, bude odstraněn.</text:p>
        </text:list-item>
        <text:list-item>
          <text:p text:style-name="P105"><text:span text:style-name="T29">pmltq initdb</text:span>, <text:span text:style-name="T29">pmltq load</text:span>, <text:span text:style-name="T29">pmltq verify</text:span> … Data, která jsme již převedli z Treexu do SQL, napumpuje do databáze Postgres na stroji euler.</text:p>
        </text:list-item>
        <text:list-item>
          <text:p text:style-name="P105"><text:span text:style-name="T29">pmltq webload</text:span>, <text:span text:style-name="T29">pmltq webverify</text:span> … Vytvoří záznamy o nových UD treebancích ve webovém rozhraní.</text:p>
        </text:list-item>
      </text:list>
      <text:h text:style-name="P108" text:outline-level="1">Co se děje pod kapotou dávkových skriptů</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20" text:outline-level="2">pmltq init <text:span text:style-name="T75">a pmltq.yml</text:span></text:h>
      <text:p text:style-name="P51">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6">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4">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1942755175" text:style-name="L2">
        <text:list-item>
          <text:p text:style-name="P106">Soubor pmltq.yml v aktuální složce. To je default, ale pro paralelní zpracování se moc nehodí.</text:p>
        </text:list-item>
        <text:list-item>
          <text:p text:style-name="P106"><text:soft-page-break/>--config="soubor.yml" … takto můžeme pmltq nasměrovat na konfigurační soubor pro konkrétní treebank.</text:p>
        </text:list-item>
        <text:list-item>
          <text:p text:style-name="P106">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6">Yaml string ze standardního vstupu. Místo názvu souboru se dá --</text:p>
        </text:list-item>
      </text:list>
      <text:h text:style-name="P110" text:outline-level="3">Název a dokumentace</text:h>
      <text:p text:style-name="P36">Tyto údaje slouží webové aplikaci k zobrazení informací o treebanku. <text:span text:style-name="T80">Mnohé</text:span> z nich j<text:span text:style-name="T80">sou</text:span> nepovinn<text:span text:style-name="T80">é</text:span>, ale název treebanku, <text:span text:style-name="T79">jeho identifikátor</text:span> a kód jazyka bychom neměli vynechat.</text:p>
      <text:p text:style-name="P25">title: 'Universal Dependencies 2.<text:span text:style-name="T101">2</text:span> – $LANGUAGE – $TREEBANK'</text:p>
      <text:p text:style-name="P85">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5">treebank_id: ud<text:span text:style-name="T111">grc_proiel</text:span>2<text:span text:style-name="T101">2</text:span></text:p>
      <text:p text:style-name="P85">Tohle bude pro každý treebank UD jiné. <text:span text:style-name="T78">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84">Odkaz na stránky treebanku může zůstat takhle, nebo ho pro každý treebank můžeme rozšířit o kód jeho jazyka, např. „http://universaldependencies.org/<text:span text:style-name="T2">#grc</text:span><text:span text:style-name="T7">“.</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4">Stručný popis treebanku. Opět by neškodilo mít i pár slov specifických pro každý treebank, ale to by někdo nejdřív musel sepsat.</text:p>
      <text:p text:style-name="P28">manuals:<text:line-break/> <text:s/>-<text:line-break/> <text:s text:c="3"/>title: ''<text:line-break/> <text:s text:c="3"/>url: ''</text:p>
      <text:p text:style-name="P84">Volitelný seznam odkazů na anotační manuály a podobné věci. U UD treebanků jsme to měli zatím zakomentováno. (Jejich hlavní URL beztak vede na stránky s dokumentací.)</text:p>
      <text:p text:style-name="P26"><text:soft-page-break/><text:span text:style-name="T11">isFree</text:span><text:span text:style-name="T77">: '</text:span><text:span text:style-name="T11">true</text:span><text:span text:style-name="T77">'<text:line-break/></text:span><text:span text:style-name="T11">isAllLogged</text:span><text:span text:style-name="T77">: '</text:span><text:span text:style-name="T11">true</text:span><text:span text:style-name="T77">'<text:line-break/></text:span><text:span text:style-name="T11">isPublic</text:span><text:span text:style-name="T77">: '</text:span><text:span text:style-name="T11">true</text:span><text:span text:style-name="T77">'<text:line-break/></text:span><text:span text:style-name="T11">isFeatured</text:span><text:span text:style-name="T77">: '</text:span><text:span text:style-name="T11">false</text:span><text:span text:style-name="T77">'</text:span></text:p>
      <text:p text:style-name="P88">Free a AllLogged upravují <text:span text:style-name="T93">přístupnost</text:span>. Free znamená, že treebank je přístupný pro všechny. AllLogged znamená, že je přístupný pro všechny uživatele, kteří jsou přihlášení na svůj účet<text:span text:style-name="T92"> (necháváme také „true“, i když vedle Free to možná je jedno).</text:span></text:p>
      <text:p text:style-name="P90">Public upravuje <text:span text:style-name="T93">viditelnost</text:span><text:span text:style-name="T9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2">Featured myslím znamená, že treebank je na úvodní stránce aplikace nějak zvýrazněn pro uživatele, kteří nevědí, s jakým treebankem si chtějí hrát.</text:p>
      <text:p text:style-name="P26"><text:span text:style-name="T11">languages</text:span><text:span text:style-name="T77">:<text:line-break/> <text:s/>- </text:span><text:span text:style-name="T11">grc<text:line-break/> <text:s/></text:span><text:span text:style-name="T18">- la<text:line-break/> <text:s/>…</text:span></text:p>
      <text:p text:style-name="P83">Seznam kódů jazyků, které treebank obsahuje. Pro každý UD treebank je to vždy právě jeden jazyk. <text:span text:style-name="T111">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3">Seznam značek neboli klíčových slov, která treebank charakterizují. Položka slouží k filtrování na stránce Browse Treebanks v aplikaci. <text:span text:style-name="T112">Můžeme si založit samostatný tag např. pro každé vydání UD, ale pozor, takový tak je třeba také zaregistrovat na webu ve správě aplikace, jinak to nebude fungovat!</text:span></text:p>
      <text:h text:style-name="P111" text:outline-level="3">Data</text:h>
      <text:p text:style-name="P16">data_dir: 'treex/g<text:span text:style-name="T81">rc-proiel</text:span>'</text:p>
      <text:p text:style-name="P89"><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9">data_dir='treex/g</text:span><text:span text:style-name="T50">rc-proiel</text:span><text:span text:style-name="T49">'</text:span><text:span text:style-name="T1">.</text:span></text:p>
      <text:p text:style-name="P93">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2"><text:soft-page-break/>Cesta k datovým souborům, relativní vůči data_dir <text:span text:style-name="T88">a specifická pro jednu konkrétní rovinu anotace (v Treexu je to jedno, protože roviny nejsou formálně rozlišeny, ale v PDT by byla každá rovina v jiném typu souboru)</text:span>. Na rozdíl od data_dir může obsahovat zástupné znaky. <text:span text:style-name="T82">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19">z“</text:span></text:p>
      <text:p text:style-name="P17"><text:span text:style-name="T83">output</text:span>_dir: '<text:span text:style-name="T83">sql_dump</text:span>/g<text:span text:style-name="T81">rc-proiel</text:span>'</text:p>
      <text:p text:style-name="P87">Cesta, kam se uloží příkazy SQL vygenerované ze vstupních dat. Výchozí nastavení je „sql_dump“, ale my potřebujeme pro každý UD treebank samostatnou složku.</text:p>
      <text:p text:style-name="P27">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9">Kořenová složka dat na euleru je /opt/pmltq-data.</text:span> (Viz též sekci Kopírování dat na eulera.)</text:p>
      <text:p text:style-name="P22">sys_db: postgres<text:line-break/><text:span text:style-name="T8">db:<text:line-break/> <text:s/>host: euler.ms.mff.cuni.cz<text:line-break/> <text:s/></text:span><text:span text:style-name="T7">port: 5432</text:span><text:span text:style-name="T8"><text:line-break/> <text:s/>user: 'pmltq'<text:line-break/> <text:s/>name: ud20</text:span></text:p>
      <text:p text:style-name="P91">Položka db/name je název databáze, <text:span text:style-name="T84">kam se v Postgresu na eulerovi uloží SQL data z treebanku.</text:span> <text:span text:style-name="T84">O</text:span>bvykle odpovídá identifikátoru treebanku, <text:span text:style-name="T84">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4">DBI connect('dbname=postgres;host=euler.ms.mff.cuni.cz;port=5432','pmltq',...) failed: FATAL: <text:s/>no pg_hba.conf entry for host "195.113.18.136", user "pmltq", database "postgres", SSL on</text:p>
      <text:p text:style-name="P99">FATAL: <text:s/>no pg_hba.conf entry for host "195.113.18.136", user "pmltq", database "postgres", SSL off at /home/mirovsky/perl5/lib/perl5/PMLTQ/Command.pm line 48.</text:p>
      <text:p text:style-name="P9"/>
      <text:p text:style-name="P10"><text:soft-page-break/>Pokud potřebujeme přistupovat do databáze ze stroje, ze kterého to momentálně není povoleno, musíme se přihlásit na eulera a přístup nakonfigurovat. Poznámky o konfiguraci serveru PostgreSQL pro spolupráci s Perlem:</text:p>
      <text:p text:style-name="P10"><text:span text:style-name="T29">psql</text:span> ... program pro klientské ovládání PostgreSQL</text:p>
      <text:p text:style-name="P21">psql --help</text:p>
      <text:p text:style-name="P10"><text:span text:style-name="T29">sudo -l</text:span> ... řekne, co smím na eulerovi jako sudoer</text:p>
      <text:p text:style-name="P10">Vytvořit roli (uživatele PostgreSQL) zeman:</text:p>
      <text:p text:style-name="P10"><text:span text:style-name="T29">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1">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1">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1">sudo /etc/init.d/postgresql restart</text:p>
      <text:p text:style-name="P9">Pozor! Matyášův návod obsahuje i nastavení specifická pro ÚFAL a Euler, ale až na konci!</text:p>
      <text:p text:style-name="P98">datapath=<text:span text:style-name="T28">"/opt/pmltq-data"</text:span></text:p>
      <text:p text:style-name="P96">ssh.nick=<text:span text:style-name="T28">"pmltq"</text:span></text:p>
      <text:p text:style-name="P96">pmltq.nick=<text:span text:style-name="T28">"pmltq"</text:span></text:p>
      <text:p text:style-name="P96">db.nick=<text:span text:style-name="T28">"pmltq"</text:span></text:p>
      <text:p text:style-name="P96">database.server=<text:span text:style-name="T28">"euler.ms.mff.cuni.cz"</text:span></text:p>
      <text:p text:style-name="P97"/>
      <text:p text:style-name="P96">--web_api-dbserver=<text:span text:style-name="T28">"euler"</text:span></text:p>
      <text:p text:style-name="P96">--web_api-user=<text:span text:style-name="T28">"pmltq"</text:span></text:p>
      <text:p text:style-name="P96">--web_api-url=<text:span text:style-name="T28">"https://lindat.mff.cuni.cz/services/pmltq/"</text:span></text:p>
      <text:p text:style-name="P7"/>
      <text:h text:style-name="P121" text:outline-level="2"><text:soft-page-break/>pmltq convert</text:h>
      <text:p text:style-name="P48">Volání „pmltq convert“ ve složce s pmltq.yml načte treexové soubory a vycucá z nich data pro databázi, která uloží do složky <text:span text:style-name="T85">definované v konfiguračním souboru jako </text:span><text:span text:style-name="T33">output_dir</text:span><text:span text:style-name="T85">.</text:span></text:p>
      <text:p text:style-name="P4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8">perl </text:span>../../bin/load_universal_dependencies.pl <text:span text:style-name="T98">--cluster</text:span></text:p>
      <text:h text:style-name="P122" text:outline-level="2">Smazání starší verze</text:h>
      <text:p text:style-name="P38">Jestliže jsme treebank s tímto identifikátorem už nahráli do PML-TQ dříve, měli bychom ho před nahráním opravené verze explicitně smazat, abychom předešli skrytým chybám a konfliktům.</text:p>
      <text:p text:style-name="P38"><text:span text:style-name="T47">pmltq webdelete</text:span> … odstraní záznam o treebanku z webové aplikace</text:p>
      <text:p text:style-name="P10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1"><text:span text:style-name="T47">pmltq webdelete </text:span><text:span text:style-name="T43">--treebank_id="ud20_cs_</text:span><text:span text:style-name="T51">cac</text:span><text:span text:style-name="T43">"</text:span></text:p>
      <text:p text:style-name="P103">Pmltq si pořád bude brát z konfiguračního souboru ostatní informace, jako je název serveru a uživatelské jméno. Treebank však smaže ten správný.</text:p>
      <text:p text:style-name="P38"><text:span text:style-name="T47">pmltq delete</text:span> … odstraní databázi treebanku z Postgresu na eulerovi</text:p>
      <text:p text:style-name="P104">A opět je možné smazat databázi konkrétního treebanku, i když její identifikátor není uveden v konfiguračním souboru:</text:p>
      <text:p text:style-name="P102"><text:span text:style-name="T47">pmltq delete </text:span><text:span text:style-name="T44">--</text:span><text:span text:style-name="T52">db-name</text:span><text:span text:style-name="T43">="ud20_cs_</text:span><text:span text:style-name="T51">cac</text:span><text:span text:style-name="T43">" </text:span><text:span text:style-name="T44">--config="pmltq-cs_cac.yml"</text:span></text:p>
      <text:p text:style-name="P39">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87">aniž bychom předtím ručně zlikvidovali předchozí verzi</text:span>, pmltq se nejdříve pokusí smazat z databáze existující tabulky:</text:p>
      <text:p text:style-name="P14">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62">Program na příkazové ovládání Postgresu se jmenuje psql. (Zvenku lze nápovědu získat pomocí „psql --help“; zevnitř pomocí „\?“ (pro interní příkazy) nebo „\help“ (pro příkazy SQL).) Na práci s databázemi PML-TQ se musím přihlásit jako uživatel „pmltq“, protože </text:span><text:soft-page-break/><text:span text:style-name="T62">ten je vlastníkem databází. Nemá ale právo sudo, takže na drsnější operace, jako je restart serveru, se musím přihlásit jako „zeman“. Nevím, zda se to týká i odpojení všech uživatelů, o kterém píše Matyáš níže.</text:span></text:p>
      <text:p text:style-name="P31"><text:span text:style-name="T47">ssh -l pmltq/</text:span><text:span text:style-name="T53">zeman</text:span><text:span text:style-name="T47"> euler.ms.mff.cuni.cz</text:span><text:span text:style-name="T7"><text:line-break/></text:span><text:span text:style-name="T47">psql --help </text:span><text:span text:style-name="T40">| less<text:line-break/>psql -d </text:span><text:span text:style-name="T41">postgres<text:line-break/>postgres=&gt; DROP DATABASE ud20 ;<text:line-break/>ERROR: <text:s/>database "ud20" is being accessed by other users<text:line-break/>DETAIL: <text:s/>There are 6 other sessions using the database.<text:line-break/></text:span><text:span text:style-name="T48">postgres</text:span><text:span text:style-name="T41">=&gt; \q</text:span></text:p>
      <text:p text:style-name="P47">Hm. Webová aplikace je zřejmě k této databázi připojená. Tak že bychom nejdříve restartovali Postgres pomocí „sudo /etc/init.d/postgresql restart“? <text:span text:style-name="T63">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100">SELECT pid, (SELECT pg_terminate_backend(pid)) as killed from pg_stat_activity WHERE pid &lt;&gt; pg_backend_pid() AND datname='ud20';</text:p>
      <text:h text:style-name="P123" text:outline-level="2">Nalití dat do vzdálené databáze</text:h>
      <text:p text:style-name="P37"><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2">pmltq initdb</text:p>
      <text:p text:style-name="P5">Vrací mi to n<text:span text:style-name="T95">ásledující chyby, ale můžeme je ignorovat. PMLTQ se snaží smazat tabulky pro případ, že bych zkoušel inicializovat už existující a inicializovanou databázi.</text:span></text:p>
      <text:p text:style-name="P95">RUNNING SQL FROM /net/work/projects/perlbrew/Ubuntu/14.04/x86_64/perls/perl-5.18.2/lib/site_perl/5.18.2/auto/share/dist/PMLTQ/sql/init.sql</text:p>
      <text:p text:style-name="P95">NOTICE: <text:s/>aggregate concat_agg(text) does not exist, skipping</text:p>
      <text:p text:style-name="P95">NOTICE: <text:s/>table "#PML" does not exist, skipping</text:p>
      <text:p text:style-name="P95">NOTICE: <text:s/>table "#PMLTYPES" does not exist, skipping</text:p>
      <text:p text:style-name="P95">NOTICE: <text:s/>table "#PMLTABLES" does not exist, skipping</text:p>
      <text:p text:style-name="P95">NOTICE: <text:s/>table "#PML_USR_REL" does not exist, skipping</text:p>
      <text:p text:style-name="P2"/>
      <text:p text:style-name="P4"><text:span text:style-name="T27">N</text:span>ahrání aktuálního treebanku do databáze:</text:p>
      <text:p text:style-name="P13">pmltq load</text:p>
      <text:p text:style-name="P6"><text:span text:style-name="T32">pmltq verify</text:span> … zjistí o jednotlivých tabulkách nové databáze, kolik řádků obsahují.</text:p>
      <text:h text:style-name="P124" text:outline-level="2">Nastavení webového rozhraní</text:h>
      <text:p text:style-name="P30">Na webu PML-TQ mám dvě možnosti přihlášení: 1. místně spravovaný účet, který mi kdysi založil Honza Štěpánek (jméno „DanZeman“, <text:span text:style-name="T4">[</text:span><text:span text:style-name="T16">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text:soft-page-break/>měnit parametry starých. To se dá dělat přes webové rozhraní v prohlížeči, ale pro Universal Dependencies by to bylo úmorné, protože bychom museli naklikat postupně <text:span text:style-name="T99">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61">(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0">DanZeman</text:span>'<text:line-break/> <text:s/>password: '<text:span text:style-name="T3">[heslo odstran</text:span><text:span text:style-name="T86">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09" text:outline-level="1">Další starší poznámky</text:h>
      <text:p text:style-name="P43">sys_db v konfig: používáme „pmltq“ – potřebuju nějakou cizí databázi, ke které můžu být připojen, když tu skutečnou db chci např. mazat (protože nelze mazat db, ke které jsem připojen)</text:p>
      <text:p text:style-name="P42">Printserver (Tred, který tvoří obrázky) je někdy po novém treebanku nutné restartovat. Pokud <text:span text:style-name="T113">treebank používá dosud neznámý stylesheet</text:span>, tak určitě restartovat.</text:p>
      <text:p text:style-name="P24">ubic restart pmltq</text:p>
      <text:p text:style-name="P44">… tohle na eulerovi restartne <text:span text:style-name="T96">jak</text:span> printesrver, <text:span text:style-name="T96">tak také PMLTQ::Server</text:span></text:p>
      <text:p text:style-name="P75">Print server má svg_cache <text:span text:style-name="T113">(</text:span><text:span text:style-name="T34">/opt/print-server/svg_cache/*.</text:span><text:span text:style-name="T45">svg</text:span><text:span text:style-name="T113">)</text:span>. Když je nějaký problém, tak můžeme taky zkusit smazat tu cache. <text:span text:style-name="T91">Např. pokud to chvilku vracelo špatné stromy, ty už se mezitím mohly nacachovat.</text:span></text:p>
      <text:p text:style-name="P4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4">Přidávání vlajek a jazykových rodin k jazykům ve webovém administrativním rozhraní není k dispozici, i když podle Michala Sedláka by šlo ve skutečnosti o práci na deset minut.<text:span text:style-name="T114">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2-05-29T12:27:50.801000000</dc:date>
    <meta:editing-duration>P10DT11H28M9S</meta:editing-duration>
    <meta:editing-cycles>198</meta:editing-cycles>
    <meta:generator>LibreOffice/5.3.1.2$Windows_X86_64 LibreOffice_project/e80a0e0fd1875e1696614d24c32df0f95f03deb2</meta:generator>
    <dc:creator>Daniel Zeman</dc:creator>
    <meta:document-statistic meta:table-count="0" meta:image-count="0" meta:object-count="0" meta:page-count="13" meta:paragraph-count="175" meta:word-count="4903" meta:character-count="34293" meta:non-whitespace-character-count="29534"/>
  </office:meta>
</office:document-meta>
</file>